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0.96pt" svg:height="295.03pt" svg:x="338.8pt" svg:y="109.7pt">
            <loext:p draw:notify-on-update-of-ranges="Sheet1.A3:Sheet1.A7 Sheet1.B1:Sheet1.B1 Sheet1.B3:Sheet1.B7 Sheet1.C3:Sheet1.C7 Sheet1.C3:Sheet1.C7 Sheet1.D1:Sheet1.D1 Sheet1.D3:Sheet1.D7 Sheet1.E3:Sheet1.E7 Sheet1.E3:Sheet1.E7 Sheet1.F1:Sheet1.F1 Sheet1.F3:Sheet1.F7 Sheet1.G3:Sheet1.G7 Sheet1.G3:Sheet1.G7 Sheet1.H1:Sheet1.H1 Sheet1.H3:Sheet1.H7 Sheet1.I3:Sheet1.I7 Sheet1.I3:Sheet1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read() -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Read() - Linux PAL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Read() - SGX PAL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Read() - SGX PAL+CHK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256 Bytes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0001" calcext:value-type="float">
            <text:p>0.0001</text:p>
          </table:table-cell>
          <table:table-cell office:value-type="float" office:value="8.7238" calcext:value-type="float">
            <text:p>8.7238</text:p>
          </table:table-cell>
          <table:table-cell office:value-type="float" office:value="0.0017" calcext:value-type="float">
            <text:p>0.0017</text:p>
          </table:table-cell>
          <table:table-cell office:value-type="float" office:value="39.8115" calcext:value-type="float">
            <text:p>39.8115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1KB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0002" calcext:value-type="float">
            <text:p>0.0002</text:p>
          </table:table-cell>
          <table:table-cell office:value-type="float" office:value="8.8466" calcext:value-type="float">
            <text:p>8.8466</text:p>
          </table:table-cell>
          <table:table-cell office:value-type="float" office:value="0.0046" calcext:value-type="float">
            <text:p>0.0046</text:p>
          </table:table-cell>
          <table:table-cell office:value-type="float" office:value="39.839" calcext:value-type="float">
            <text:p>39.8390</text:p>
          </table:table-cell>
          <table:table-cell office:value-type="float" office:value="0.005" calcext:value-type="float">
            <text:p>0.0050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0.3399" calcext:value-type="float">
            <text:p>0.339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0007" calcext:value-type="float">
            <text:p>0.0007</text:p>
          </table:table-cell>
          <table:table-cell office:value-type="float" office:value="9.082" calcext:value-type="float">
            <text:p>9.0820</text:p>
          </table:table-cell>
          <table:table-cell office:value-type="float" office:value="0.0059" calcext:value-type="float">
            <text:p>0.0059</text:p>
          </table:table-cell>
          <table:table-cell office:value-type="float" office:value="40.0828" calcext:value-type="float">
            <text:p>40.0828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16KB</text:p>
          </table:table-cell>
          <table:table-cell office:value-type="float" office:value="1.1018" calcext:value-type="float">
            <text:p>1.1018</text:p>
          </table:table-cell>
          <table:table-cell office:value-type="float" office:value="0.0008" calcext:value-type="float">
            <text:p>0.0008</text:p>
          </table:table-cell>
          <table:table-cell office:value-type="float" office:value="1.0251" calcext:value-type="float">
            <text:p>1.0251</text:p>
          </table:table-cell>
          <table:table-cell office:value-type="float" office:value="0.0006" calcext:value-type="float">
            <text:p>0.0006</text:p>
          </table:table-cell>
          <table:table-cell office:value-type="float" office:value="10.701" calcext:value-type="float">
            <text:p>10.7010</text:p>
          </table:table-cell>
          <table:table-cell office:value-type="float" office:value="0.0088" calcext:value-type="float">
            <text:p>0.0088</text:p>
          </table:table-cell>
          <table:table-cell office:value-type="float" office:value="40.9197" calcext:value-type="float">
            <text:p>40.9197</text:p>
          </table:table-cell>
          <table:table-cell office:value-type="float" office:value="0.0097" calcext:value-type="float">
            <text:p>0.0097</text:p>
          </table:table-cell>
        </table:table-row>
        <table:table-row table:style-name="ro1">
          <table:table-cell office:value-type="string" calcext:value-type="string">
            <text:p>64KB</text:p>
          </table:table-cell>
          <table:table-cell office:value-type="float" office:value="4.2136" calcext:value-type="float">
            <text:p>4.2136</text:p>
          </table:table-cell>
          <table:table-cell office:value-type="float" office:value="0.0025" calcext:value-type="float">
            <text:p>0.0025</text:p>
          </table:table-cell>
          <table:table-cell office:value-type="float" office:value="3.8687" calcext:value-type="float">
            <text:p>3.8687</text:p>
          </table:table-cell>
          <table:table-cell office:value-type="float" office:value="0.0023" calcext:value-type="float">
            <text:p>0.0023</text:p>
          </table:table-cell>
          <table:table-cell table:style-name="Default" office:value-type="float" office:value="16.1632" calcext:value-type="float">
            <text:p>16.1632</text:p>
          </table:table-cell>
          <table:table-cell table:style-name="Default" office:value-type="float" office:value="0.0309" calcext:value-type="float">
            <text:p>0.0309</text:p>
          </table:table-cell>
          <table:table-cell table:style-name="Default" office:value-type="float" office:value="136.2779" calcext:value-type="float">
            <text:p>136.2779</text:p>
          </table:table-cell>
          <table:table-cell table:style-name="Default" office:value-type="float" office:value="0.0342" calcext:value-type="float">
            <text:p>0.0342</text:p>
          </table:table-cell>
        </table:table-row>
      </table:table>
      <table:table table:name="Sheet2" table:style-name="ta1">
        <table:shapes>
          <draw:frame draw:z-index="0" draw:style-name="gr1" draw:text-style-name="P1" svg:width="490.96pt" svg:height="295.03pt" svg:x="338.8pt" svg:y="109.7pt">
            <loext:p draw:notify-on-update-of-ranges="Sheet2.A3:Sheet2.A7 Sheet2.B1:Sheet2.B1 Sheet2.B3:Sheet2.B7 Sheet2.C3:Sheet2.C7 Sheet2.C3:Sheet2.C7 Sheet2.D1:Sheet2.D1 Sheet2.D3:Sheet2.D7 Sheet2.E3:Sheet2.E7 Sheet2.E3:Sheet2.E7 Sheet2.F1:Sheet2.F1 Sheet2.F3:Sheet2.F7 Sheet2.G3:Sheet2.G7 Sheet2.G3:Sheet2.G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write() -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Write() - 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StreamWrite() - SGX PAL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256 Bytes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0027" calcext:value-type="float">
            <text:p>0.0027</text:p>
          </table:table-cell>
          <table:table-cell table:style-name="ce2" office:value-type="float" office:value="9.1396" calcext:value-type="float">
            <text:p>9.1396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1KB</text:p>
          </table:table-cell>
          <table:table-cell office:value-type="float" office:value="0.5448" calcext:value-type="float">
            <text:p>0.544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0016" calcext:value-type="float">
            <text:p>0.0016</text:p>
          </table:table-cell>
          <table:table-cell table:style-name="ce2" office:value-type="float" office:value="9.2265" calcext:value-type="float">
            <text:p>9.2265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4KB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0004" calcext:value-type="float">
            <text:p>0.0004</text:p>
          </table:table-cell>
          <table:table-cell table:style-name="ce2" office:value-type="float" office:value="9.4131" calcext:value-type="float">
            <text:p>9.4131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16KB</text:p>
          </table:table-cell>
          <table:table-cell office:value-type="float" office:value="2.176" calcext:value-type="float">
            <text:p>2.1760</text:p>
          </table:table-cell>
          <table:table-cell office:value-type="float" office:value="0.0006" calcext:value-type="float">
            <text:p>0.0006</text:p>
          </table:table-cell>
          <table:table-cell office:value-type="float" office:value="2.1365" calcext:value-type="float">
            <text:p>2.1365</text:p>
          </table:table-cell>
          <table:table-cell office:value-type="float" office:value="0.0006" calcext:value-type="float">
            <text:p>0.0006</text:p>
          </table:table-cell>
          <table:table-cell table:style-name="ce2" office:value-type="float" office:value="19.3114" calcext:value-type="float">
            <text:p>19.3114</text:p>
          </table:table-cell>
          <table:table-cell table:style-name="ce2" office:value-type="float" office:value="0.0191" calcext:value-type="float">
            <text:p>0.0191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64KB</text:p>
          </table:table-cell>
          <table:table-cell office:value-type="float" office:value="8.1711" calcext:value-type="float">
            <text:p>8.1711</text:p>
          </table:table-cell>
          <table:table-cell office:value-type="float" office:value="0.0038" calcext:value-type="float">
            <text:p>0.0038</text:p>
          </table:table-cell>
          <table:table-cell office:value-type="float" office:value="7.9571" calcext:value-type="float">
            <text:p>7.9571</text:p>
          </table:table-cell>
          <table:table-cell office:value-type="float" office:value="0.0085" calcext:value-type="float">
            <text:p>0.0085</text:p>
          </table:table-cell>
          <table:table-cell table:style-name="ce2" office:value-type="float" office:value="58.872" calcext:value-type="float">
            <text:p>58.8720</text:p>
          </table:table-cell>
          <table:table-cell table:style-name="ce2" office:value-type="float" office:value="0.0584" calcext:value-type="float">
            <text:p>0.0584</text:p>
          </table:table-cell>
          <table:table-cell table:style-name="ce2"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3:41:48.960849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6:33:29.150827549</dc:date>
    <meta:editing-duration>PT4H48M1S</meta:editing-duration>
    <meta:editing-cycles>13</meta:editing-cycles>
    <meta:generator>LibreOffice/5.1.6.2$Linux_X86_64 LibreOffice_project/10m0$Build-2</meta:generator>
    <meta:document-statistic meta:table-count="2" meta:cell-count="1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7" chart:error-lower-range="Sheet1.C3:Sheet1.C7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7" chart:error-lower-range="Sheet1.C3:Sheet1.C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7" chart:error-lower-range="Sheet1.E3:Sheet1.E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3:Sheet1.E7" chart:error-lower-range="Sheet1.E3:Sheet1.E7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G3:Sheet1.G7" chart:error-lower-range="Sheet1.G3:Sheet1.G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G3:Sheet1.G7" chart:error-lower-range="Sheet1.G3:Sheet1.G7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7" chart:error-lower-range="Sheet1.I3:Sheet1.I7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I3:Sheet1.I7" chart:error-lower-range="Sheet1.I3:Sheet1.I7" loext:std-weight="1"/>
      <style:graphic-properties draw:stroke="solid" svg:stroke-width="0cm" svg:stroke-color="#000000" svg:stroke-opacity="100%" draw:stroke-linejoin="round"/>
    </style:style>
    <style:style style:name="ch18" style:family="chart">
      <style:chart-properties chart:solid-type="cuboid" chart:symbol-type="named-symbol" chart:symbol-name="square" chart:symbol-width="0.3cm" chart:symbol-height="0.3cm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321cm" svg:height="10.409cm" xlink:href=".." xlink:type="simple" chart:class="chart:line" chart:style-name="ch1">
        <chart:legend svg:x="0cm" svg:y="0cm" style:legend-expansion="custom" chartooo:width="17.32cm" chartooo:height="1.987cm" style:legend-expansion-aspect-ratio="8.71665827881228" chart:style-name="ch2"/>
        <chart:plot-area chart:style-name="ch3" table:cell-range-address="Sheet1.A3:Sheet1.B7 Sheet1.B1:Sheet1.B1 Sheet1.D1:Sheet1.D1 Sheet1.D3:Sheet1.D7 Sheet1.F1:Sheet1.F1 Sheet1.F3:Sheet1.F7 Sheet1.H1:Sheet1.H1 Sheet1.H3:Sheet1.H7" chart:data-source-has-labels="both" svg:x="2.309cm" svg:y="2.17cm" svg:width="14.111cm" svg:height="6.774cm">
          <chartooo:coordinate-region svg:x="3.957cm" svg:y="2.447cm" svg:width="11.869cm" svg:height="5.696cm"/>
          <chart:axis chart:dimension="x" chart:name="primary-x" chart:style-name="ch4" chartooo:axis-type="auto">
            <chartooo:date-scale/>
            <chart:title svg:x="8.404cm" svg:y="9.398cm" chart:style-name="ch5">
              <text:p>File read size</text:p>
            </chart:title>
            <chart:categories table:cell-range-address="Sheet1.A3:Sheet1.A7"/>
          </chart:axis>
          <chart:axis chart:dimension="y" chart:name="primary-y" chart:style-name="ch6">
            <chart:title svg:x="0.243cm" svg:y="8.304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7" chart:label-cell-address="Sheet1.B1:Sheet1.B1" chart:class="chart:line">
            <chart:error-indicator chart:style-name="ch10" chart:dimension="y"/>
            <chart:data-point chart:repeated="3"/>
            <chart:data-point chart:style-name="ch11"/>
            <chart:data-point/>
          </chart:series>
          <chart:series chart:style-name="ch12" chart:values-cell-range-address="Sheet1.D3:Sheet1.D7" chart:label-cell-address="Sheet1.D1:Sheet1.D1" chart:class="chart:line">
            <chart:error-indicator chart:style-name="ch13" chart:dimension="y"/>
            <chart:data-point chart:repeated="5"/>
          </chart:series>
          <chart:series chart:style-name="ch14" chart:values-cell-range-address="Sheet1.F3:Sheet1.F7" chart:label-cell-address="Sheet1.F1:Sheet1.F1" chart:class="chart:line">
            <chart:error-indicator chart:style-name="ch15" chart:dimension="y"/>
            <chart:data-point chart:repeated="5"/>
          </chart:series>
          <chart:series chart:style-name="ch16" chart:values-cell-range-address="Sheet1.H3:Sheet1.H7" chart:label-cell-address="Sheet1.H1:Sheet1.H1" chart:class="chart:line">
            <chart:error-indicator chart:style-name="ch17" chart:dimension="y"/>
            <chart:data-point chart:repeated="4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() -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Read() - Linux PAL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Read() - SGX PAL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Read() - SGX PAL+CHK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256 Bytes</text:p>
                <draw:g>
                  <svg:desc>Sheet1.A3:Sheet1.A7</svg:desc>
                </draw:g>
              </table:table-cell>
              <table:table-cell office:value-type="float" office:value="0.2068">
                <text:p>0.2068</text:p>
                <draw:g>
                  <svg:desc>Sheet1.B3:Sheet1.B7</svg:desc>
                </draw:g>
              </table:table-cell>
              <table:table-cell office:value-type="float" office:value="0.0002">
                <text:p>0.0002</text:p>
                <draw:g>
                  <svg:desc>Sheet1.C3:Sheet1.C7</svg:desc>
                </draw:g>
              </table:table-cell>
              <table:table-cell office:value-type="float" office:value="0.0002">
                <text:p>0.0002</text:p>
                <draw:g>
                  <svg:desc>Sheet1.C3:Sheet1.C7</svg:desc>
                </draw:g>
              </table:table-cell>
              <table:table-cell office:value-type="float" office:value="0.2245">
                <text:p>0.2245</text:p>
                <draw:g>
                  <svg:desc>Sheet1.D3:Sheet1.D7</svg:desc>
                </draw:g>
              </table:table-cell>
              <table:table-cell office:value-type="float" office:value="0.0001">
                <text:p>0.0001</text:p>
                <draw:g>
                  <svg:desc>Sheet1.E3:Sheet1.E7</svg:desc>
                </draw:g>
              </table:table-cell>
              <table:table-cell office:value-type="float" office:value="0.0001">
                <text:p>0.0001</text:p>
                <draw:g>
                  <svg:desc>Sheet1.E3:Sheet1.E7</svg:desc>
                </draw:g>
              </table:table-cell>
              <table:table-cell office:value-type="float" office:value="8.7238">
                <text:p>8.7238</text:p>
                <draw:g>
                  <svg:desc>Sheet1.F3:Sheet1.F7</svg:desc>
                </draw:g>
              </table:table-cell>
              <table:table-cell office:value-type="float" office:value="0.0017">
                <text:p>0.0017</text:p>
                <draw:g>
                  <svg:desc>Sheet1.G3:Sheet1.G7</svg:desc>
                </draw:g>
              </table:table-cell>
              <table:table-cell office:value-type="float" office:value="0.0017">
                <text:p>0.0017</text:p>
                <draw:g>
                  <svg:desc>Sheet1.G3:Sheet1.G7</svg:desc>
                </draw:g>
              </table:table-cell>
              <table:table-cell office:value-type="float" office:value="39.8115">
                <text:p>39.8115</text:p>
                <draw:g>
                  <svg:desc>Sheet1.H3:Sheet1.H7</svg:desc>
                </draw:g>
              </table:table-cell>
              <table:table-cell office:value-type="float" office:value="0.0065">
                <text:p>0.0065</text:p>
                <draw:g>
                  <svg:desc>Sheet1.I3:Sheet1.I7</svg:desc>
                </draw:g>
              </table:table-cell>
              <table:table-cell office:value-type="float" office:value="0.0065">
                <text:p>0.0065</text:p>
                <draw:g>
                  <svg:desc>Sheet1.I3:Sheet1.I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2378">
                <text:p>0.2378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2453">
                <text:p>0.2453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8.8466">
                <text:p>8.8466</text:p>
              </table:table-cell>
              <table:table-cell office:value-type="float" office:value="0.0046">
                <text:p>0.0046</text:p>
              </table:table-cell>
              <table:table-cell office:value-type="float" office:value="0.0046">
                <text:p>0.0046</text:p>
              </table:table-cell>
              <table:table-cell office:value-type="float" office:value="39.839">
                <text:p>39.839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0.3399">
                <text:p>0.3399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0.3337">
                <text:p>0.3337</text:p>
              </table:table-cell>
              <table:table-cell office:value-type="float" office:value="0.0007">
                <text:p>0.0007</text:p>
              </table:table-cell>
              <table:table-cell office:value-type="float" office:value="0.0007">
                <text:p>0.0007</text:p>
              </table:table-cell>
              <table:table-cell office:value-type="float" office:value="9.082">
                <text:p>9.082</text:p>
              </table:table-cell>
              <table:table-cell office:value-type="float" office:value="0.0059">
                <text:p>0.0059</text:p>
              </table:table-cell>
              <table:table-cell office:value-type="float" office:value="0.0059">
                <text:p>0.0059</text:p>
              </table:table-cell>
              <table:table-cell office:value-type="float" office:value="40.0828">
                <text:p>40.0828</text:p>
              </table:table-cell>
              <table:table-cell office:value-type="float" office:value="0.0071">
                <text:p>0.0071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1.1018">
                <text:p>1.1018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1.0251">
                <text:p>1.0251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10.701">
                <text:p>10.701</text:p>
              </table:table-cell>
              <table:table-cell office:value-type="float" office:value="0.0088">
                <text:p>0.0088</text:p>
              </table:table-cell>
              <table:table-cell office:value-type="float" office:value="0.0088">
                <text:p>0.0088</text:p>
              </table:table-cell>
              <table:table-cell office:value-type="float" office:value="40.9197">
                <text:p>40.9197</text:p>
              </table:table-cell>
              <table:table-cell office:value-type="float" office:value="0.0097">
                <text:p>0.0097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4.2136">
                <text:p>4.2136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3.8687">
                <text:p>3.8687</text:p>
              </table:table-cell>
              <table:table-cell office:value-type="float" office:value="0.0023">
                <text:p>0.0023</text:p>
              </table:table-cell>
              <table:table-cell office:value-type="float" office:value="0.0023">
                <text:p>0.0023</text:p>
              </table:table-cell>
              <table:table-cell office:value-type="float" office:value="16.1632">
                <text:p>16.1632</text:p>
              </table:table-cell>
              <table:table-cell office:value-type="float" office:value="0.0309">
                <text:p>0.0309</text:p>
              </table:table-cell>
              <table:table-cell office:value-type="float" office:value="0.0309">
                <text:p>0.0309</text:p>
              </table:table-cell>
              <table:table-cell office:value-type="float" office:value="136.2779">
                <text:p>136.2779</text:p>
              </table:table-cell>
              <table:table-cell office:value-type="float" office:value="0.0342">
                <text:p>0.0342</text:p>
              </table:table-cell>
              <table:table-cell office:value-type="float" office:value="0.0342">
                <text:p>0.0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2.C3:Sheet2.C7" chart:error-lower-range="Sheet2.C3:Sheet2.C7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2.C3:Sheet2.C7" chart:error-lower-range="Sheet2.C3:Sheet2.C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2.E3:Sheet2.E7" chart:error-lower-range="Sheet2.E3:Sheet2.E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2.E3:Sheet2.E7" chart:error-lower-range="Sheet2.E3:Sheet2.E7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2.G3:Sheet2.G7" chart:error-lower-range="Sheet2.G3:Sheet2.G7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2.G3:Sheet2.G7" chart:error-lower-range="Sheet2.G3:Sheet2.G7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321cm" svg:height="10.409cm" xlink:href=".." xlink:type="simple" chart:class="chart:line" chart:style-name="ch1">
        <chart:legend svg:x="0cm" svg:y="0cm" style:legend-expansion="custom" chartooo:width="17.32cm" chartooo:height="1.803cm" style:legend-expansion-aspect-ratio="9.60621186910704" chart:style-name="ch2"/>
        <chart:plot-area chart:style-name="ch3" table:cell-range-address="Sheet2.A3:Sheet2.B7 Sheet2.B1:Sheet2.B1 Sheet2.D1:Sheet2.D1 Sheet2.D3:Sheet2.D7 Sheet2.F1:Sheet2.F1 Sheet2.F3:Sheet2.F7" chart:data-source-has-labels="both" svg:x="2.564cm" svg:y="2.106cm" svg:width="13.734cm" svg:height="6.839cm">
          <chartooo:coordinate-region svg:x="3.958cm" svg:y="2.382cm" svg:width="11.746cm" svg:height="5.762cm"/>
          <chart:axis chart:dimension="x" chart:name="primary-x" chart:style-name="ch4" chartooo:axis-type="auto">
            <chartooo:date-scale/>
            <chart:title svg:x="7.941cm" svg:y="9.327cm" chart:style-name="ch5">
              <text:p>File write size</text:p>
            </chart:title>
            <chart:categories table:cell-range-address="Sheet2.A3:Sheet2.A7"/>
          </chart:axis>
          <chart:axis chart:dimension="y" chart:name="primary-y" chart:style-name="ch6">
            <chart:title svg:x="0.243cm" svg:y="8.303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2.B3:Sheet2.B7" chart:label-cell-address="Sheet2.B1:Sheet2.B1" chart:class="chart:line">
            <chart:error-indicator chart:style-name="ch10" chart:dimension="y"/>
            <chart:data-point chart:repeated="3"/>
            <chart:data-point chart:style-name="ch11"/>
            <chart:data-point/>
          </chart:series>
          <chart:series chart:style-name="ch12" chart:values-cell-range-address="Sheet2.D3:Sheet2.D7" chart:label-cell-address="Sheet2.D1:Sheet2.D1" chart:class="chart:line">
            <chart:error-indicator chart:style-name="ch13" chart:dimension="y"/>
            <chart:data-point chart:repeated="5"/>
          </chart:series>
          <chart:series chart:style-name="ch14" chart:values-cell-range-address="Sheet2.F3:Sheet2.F7" chart:label-cell-address="Sheet2.F1:Sheet2.F1" chart:class="chart:line">
            <chart:error-indicator chart:style-name="ch15" chart:dimension="y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() - Linux</text:p>
                <draw:g>
                  <svg:desc>Sheet2.B1:Sheet2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Write() - Linux PAL</text:p>
                <draw:g>
                  <svg:desc>Sheet2.D1:Sheet2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Write() - SGX PAL</text:p>
                <draw:g>
                  <svg:desc>Sheet2.F1:Sheet2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256 Bytes</text:p>
                <draw:g>
                  <svg:desc>Sheet2.A3:Sheet2.A7</svg:desc>
                </draw:g>
              </table:table-cell>
              <table:table-cell office:value-type="float" office:value="0.5241">
                <text:p>0.5241</text:p>
                <draw:g>
                  <svg:desc>Sheet2.B3:Sheet2.B7</svg:desc>
                </draw:g>
              </table:table-cell>
              <table:table-cell office:value-type="float" office:value="0.0025">
                <text:p>0.0025</text:p>
                <draw:g>
                  <svg:desc>Sheet2.C3:Sheet2.C7</svg:desc>
                </draw:g>
              </table:table-cell>
              <table:table-cell office:value-type="float" office:value="0.0025">
                <text:p>0.0025</text:p>
                <draw:g>
                  <svg:desc>Sheet2.C3:Sheet2.C7</svg:desc>
                </draw:g>
              </table:table-cell>
              <table:table-cell office:value-type="float" office:value="0.5369">
                <text:p>0.5369</text:p>
                <draw:g>
                  <svg:desc>Sheet2.D3:Sheet2.D7</svg:desc>
                </draw:g>
              </table:table-cell>
              <table:table-cell office:value-type="float" office:value="0.0027">
                <text:p>0.0027</text:p>
                <draw:g>
                  <svg:desc>Sheet2.E3:Sheet2.E7</svg:desc>
                </draw:g>
              </table:table-cell>
              <table:table-cell office:value-type="float" office:value="0.0027">
                <text:p>0.0027</text:p>
                <draw:g>
                  <svg:desc>Sheet2.E3:Sheet2.E7</svg:desc>
                </draw:g>
              </table:table-cell>
              <table:table-cell office:value-type="float" office:value="9.1396">
                <text:p>9.1396</text:p>
                <draw:g>
                  <svg:desc>Sheet2.F3:Sheet2.F7</svg:desc>
                </draw:g>
              </table:table-cell>
              <table:table-cell office:value-type="float" office:value="0.0025">
                <text:p>0.0025</text:p>
                <draw:g>
                  <svg:desc>Sheet2.G3:Sheet2.G7</svg:desc>
                </draw:g>
              </table:table-cell>
              <table:table-cell office:value-type="float" office:value="0.0025">
                <text:p>0.0025</text:p>
                <draw:g>
                  <svg:desc>Sheet2.G3:Sheet2.G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5448">
                <text:p>0.5448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0.5552">
                <text:p>0.5552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9.2265">
                <text:p>9.2265</text:p>
              </table:table-cell>
              <table:table-cell office:value-type="float" office:value="0.0024">
                <text:p>0.0024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0.6512">
                <text:p>0.6512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6509">
                <text:p>0.6509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9.4131">
                <text:p>9.4131</text:p>
              </table:table-cell>
              <table:table-cell office:value-type="float" office:value="0.0066">
                <text:p>0.0066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16KB</text:p>
              </table:table-cell>
              <table:table-cell office:value-type="float" office:value="2.176">
                <text:p>2.17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2.1365">
                <text:p>2.1365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  <table:table-cell office:value-type="float" office:value="19.3114">
                <text:p>19.3114</text:p>
              </table:table-cell>
              <table:table-cell office:value-type="float" office:value="0.0191">
                <text:p>0.0191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64KB</text:p>
              </table:table-cell>
              <table:table-cell office:value-type="float" office:value="8.1711">
                <text:p>8.1711</text:p>
              </table:table-cell>
              <table:table-cell office:value-type="float" office:value="0.0038">
                <text:p>0.0038</text:p>
              </table:table-cell>
              <table:table-cell office:value-type="float" office:value="0.0038">
                <text:p>0.0038</text:p>
              </table:table-cell>
              <table:table-cell office:value-type="float" office:value="7.9571">
                <text:p>7.9571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  <table:table-cell office:value-type="float" office:value="58.872">
                <text:p>58.872</text:p>
              </table:table-cell>
              <table:table-cell office:value-type="float" office:value="0.0584">
                <text:p>0.0584</text:p>
              </table:table-cell>
              <table:table-cell office:value-type="float" office:value="0.0584">
                <text:p>0.0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